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bf4f" officeooo:paragraph-rsid="0019bf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éfinitions autour de l’ACP</text:p>
      <text:p text:style-name="P1">- matrice d’information spatiale</text:p>
      <text:p text:style-name="P1">individus spatiaux et variables</text:p>
      <text:p text:style-name="P1">les colonnes décrivent les répartitions spatiales (ACP)</text:p>
      <text:p text:style-name="P1">les lignes permettent de faire des groupes d’individus (classification)</text:p>
      <text:p text:style-name="P1">ACP = analyse factorielle classique 1933 Hotelling / 1960 sc humaines</text:p>
      <text:p text:style-name="P1">calculs algébriques sur matrice et vecteur</text:p>
      <text:p text:style-name="P1">- matrice d’inertie</text:p>
      <text:p text:style-name="P1">dispersion du nuage autour du centre de gravité (= variance de l’univariée)</text:p>
      <text:p text:style-name="P1">- axe d'allongement principal<text:line-break/>// droite de régression</text:p>
      <text:p text:style-name="P1">définie par la composante qui différencie le plus les individus entre eux / cette composante est elle même un variable<text:line-break/>- axe factoriel</text:p>
      <text:p text:style-name="P1">= axe d’allongement, on les classe du plus représentatif des différences au moins représentatif<text:line-break/><text:line-break/>- valeur propre<text:line-break/><text:line-break/>- qualité de représentation d'une variable à un axe<text:line-break/><text:line-break/>- contribution d'une variable à un ax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30T16:24:39.119000000</meta:creation-date>
    <dc:date>2025-11-30T16:45:08.025000000</dc:date>
    <meta:editing-duration>PT20M30S</meta:editing-duration>
    <meta:editing-cycles>1</meta:editing-cycles>
    <meta:document-statistic meta:table-count="0" meta:image-count="0" meta:object-count="0" meta:page-count="1" meta:paragraph-count="12" meta:word-count="124" meta:character-count="813" meta:non-whitespace-character-count="698"/>
    <meta:generator>LibreOffice/7.6.0.3$Windows_X86_64 LibreOffice_project/69edd8b8ebc41d00b4de3915dc82f8f0fc3b6265</meta:generator>
  </office:meta>
</office:document-meta>
</file>